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gr12" style:family="graphic" style:parent-style-name="standard">
      <style:graphic-properties draw:textarea-horizontal-align="justify" draw:textarea-vertical-align="middle" draw:auto-grow-height="false" fo:min-height="1.726cm" fo:min-width="5.159cm"/>
    </style:style>
    <style:style style:name="gr13" style:family="graphic" style:parent-style-name="standard">
      <style:graphic-properties draw:textarea-horizontal-align="justify" draw:textarea-vertical-align="middle" draw:auto-grow-height="false" fo:min-height="1.91cm" fo:min-width="3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15" style:family="graphic" style:parent-style-name="standard">
      <style:graphic-properties draw:textarea-horizontal-align="justify" draw:textarea-vertical-align="middle" draw:auto-grow-height="false" fo:min-height="1.985cm" fo:min-width="6.114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10.168cm"/>
    </style:style>
    <style:style style:name="gr17" style:family="graphic" style:parent-style-name="standard">
      <style:graphic-properties draw:textarea-horizontal-align="justify" draw:textarea-vertical-align="middle" draw:auto-grow-height="false" fo:min-height="1.162cm" fo:min-width="11.0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417cm" fo:min-width="10.93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12.05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481cm" fo:min-width="2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097cm" fo:min-width="2.285cm"/>
    </style:style>
    <style:style style:name="gr23" style:family="graphic" style:parent-style-name="standard">
      <style:graphic-properties draw:textarea-horizontal-align="justify" draw:textarea-vertical-align="middle" draw:auto-grow-height="false" fo:min-height="0.929cm" fo:min-width="2.46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26cm" fo:min-width="6.595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11.565cm"/>
    </style:style>
    <style:style style:name="gr27" style:family="graphic" style:parent-style-name="standard">
      <style:graphic-properties draw:textarea-horizontal-align="justify" draw:textarea-vertical-align="middle" draw:auto-grow-height="false" fo:min-height="3.179cm" fo:min-width="1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2.925cm" fo:min-width="13.142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2.671cm" fo:min-width="10.168cm"/>
    </style:style>
    <style:style style:name="gr30" style:family="graphic" style:parent-style-name="standard">
      <style:graphic-properties draw:textarea-horizontal-align="justify" draw:textarea-vertical-align="middle" draw:auto-grow-height="false" fo:min-height="4.337cm" fo:min-width="5.85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2.925cm" fo:min-width="11.184cm"/>
    </style:style>
    <style:style style:name="gr32" style:family="graphic" style:parent-style-name="standard">
      <style:graphic-properties draw:textarea-horizontal-align="justify" draw:textarea-vertical-align="middle" draw:auto-grow-height="false" fo:min-height="1.368cm" fo:min-width="5.248cm"/>
    </style:style>
    <style:style style:name="gr33" style:family="graphic" style:parent-style-name="standard">
      <style:graphic-properties draw:textarea-horizontal-align="justify" draw:textarea-vertical-align="middle" draw:auto-grow-height="false" fo:min-height="0.83cm" fo:min-width="5.342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7.12cm"/>
    </style:style>
    <style:style style:name="gr35" style:family="graphic" style:parent-style-name="standard">
      <style:graphic-properties draw:textarea-horizontal-align="justify" draw:textarea-vertical-align="middle" draw:auto-grow-height="false" fo:min-height="0.957cm" fo:min-width="8.136cm"/>
    </style:style>
    <style:style style:name="gr36" style:family="graphic" style:parent-style-name="standard">
      <style:graphic-properties draw:textarea-horizontal-align="justify" draw:textarea-vertical-align="middle" draw:auto-grow-height="false" fo:min-height="1.267cm" fo:min-width="2.734cm"/>
    </style:style>
    <style:style style:name="gr37" style:family="graphic" style:parent-style-name="standard">
      <style:graphic-properties draw:textarea-horizontal-align="justify" draw:textarea-vertical-align="middle" draw:auto-grow-height="false" fo:min-height="1.401cm" fo:min-width="5.469cm"/>
    </style:style>
    <style:style style:name="gr38" style:family="graphic" style:parent-style-name="standard">
      <style:graphic-properties draw:textarea-horizontal-align="justify" draw:textarea-vertical-align="middle" draw:auto-grow-height="false" fo:min-height="1.274cm" fo:min-width="9.787cm"/>
    </style:style>
    <style:style style:name="gr39" style:family="graphic" style:parent-style-name="standard">
      <style:graphic-properties draw:textarea-horizontal-align="justify" draw:textarea-vertical-align="middle" draw:auto-grow-height="false" fo:min-height="2.455cm" fo:min-width="7.262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6.677cm"/>
    </style:style>
    <style:style style:name="gr41" style:family="graphic" style:parent-style-name="standard">
      <style:graphic-properties draw:textarea-horizontal-align="justify" draw:textarea-vertical-align="middle" draw:auto-grow-height="false" fo:min-height="1.008cm" fo:min-width="3.092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2.823cm"/>
    </style:style>
    <style:style style:name="gr43" style:family="graphic" style:parent-style-name="standard">
      <style:graphic-properties draw:textarea-horizontal-align="justify" draw:textarea-vertical-align="middle" draw:auto-grow-height="false" fo:min-height="1.188cm" fo:min-width="3.541cm"/>
    </style:style>
    <style:style style:name="gr44" style:family="graphic" style:parent-style-name="standard">
      <style:graphic-properties draw:textarea-horizontal-align="justify" draw:textarea-vertical-align="middle" draw:auto-grow-height="false" fo:min-height="0.766cm" fo:min-width="7.358cm"/>
    </style:style>
    <style:style style:name="gr45" style:family="graphic" style:parent-style-name="standard">
      <style:graphic-properties draw:textarea-horizontal-align="justify" draw:textarea-vertical-align="middle" draw:auto-grow-height="false" fo:min-height="1.368cm" fo:min-width="6.237cm"/>
    </style:style>
    <style:style style:name="gr46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47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48" style:family="graphic" style:parent-style-name="standard">
      <style:graphic-properties draw:textarea-horizontal-align="justify" draw:textarea-vertical-align="middle" draw:auto-grow-height="false" fo:min-height="2.417cm" fo:min-width="9.66cm"/>
    </style:style>
    <style:style style:name="gr49" style:family="graphic" style:parent-style-name="standard">
      <style:graphic-properties draw:textarea-horizontal-align="justify" draw:textarea-vertical-align="middle" draw:auto-grow-height="false" fo:min-height="1.971cm" fo:min-width="7.379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1.148cm" fo:min-width="4.39cm"/>
    </style:style>
    <style:style style:name="gr51" style:family="graphic" style:parent-style-name="standard">
      <style:graphic-properties draw:textarea-horizontal-align="justify" draw:textarea-vertical-align="middle" draw:auto-grow-height="false" fo:min-height="1.279cm" fo:min-width="7.145cm" fo:wrap-option="no-wrap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3.628cm"/>
    </style:style>
    <style:style style:name="gr53" style:family="graphic" style:parent-style-name="standard">
      <style:graphic-properties draw:textarea-horizontal-align="justify" draw:textarea-vertical-align="middle" draw:auto-grow-height="false" fo:min-height="1.817cm" fo:min-width="3.812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gr55" style:family="graphic" style:parent-style-name="standard">
      <style:graphic-properties draw:textarea-horizontal-align="justify" draw:textarea-vertical-align="middle" draw:auto-grow-height="false" fo:min-height="1.637cm" fo:min-width="5.068cm"/>
    </style:style>
    <style:style style:name="gr56" style:family="graphic" style:parent-style-name="standard">
      <style:graphic-properties draw:textarea-horizontal-align="justify" draw:textarea-vertical-align="middle" draw:auto-grow-height="false" fo:min-height="1.546cm" fo:min-width="5.877cm"/>
    </style:style>
    <style:style style:name="gr57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58" style:family="graphic" style:parent-style-name="standard">
      <style:graphic-properties draw:textarea-horizontal-align="justify" draw:textarea-vertical-align="middle" draw:auto-grow-height="false" fo:min-height="0.83cm" fo:min-width="3.438cm"/>
    </style:style>
    <style:style style:name="gr59" style:family="graphic" style:parent-style-name="standard">
      <style:graphic-properties draw:textarea-horizontal-align="justify" draw:textarea-vertical-align="middle" draw:auto-grow-height="false" fo:min-height="1.274cm" fo:min-width="5.469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5.152cm"/>
    </style:style>
    <style:style style:name="gr61" style:family="graphic" style:parent-style-name="standard">
      <style:graphic-properties draw:textarea-horizontal-align="justify" draw:textarea-vertical-align="middle" draw:auto-grow-height="false" fo:min-height="1.368cm" fo:min-width="3.003cm"/>
    </style:style>
    <style:style style:name="gr62" style:family="graphic" style:parent-style-name="standard">
      <style:graphic-properties draw:textarea-horizontal-align="justify" draw:textarea-vertical-align="middle" draw:auto-grow-height="false" fo:min-height="0.957cm" fo:min-width="5.025cm"/>
    </style:style>
    <style:style style:name="gr63" style:family="graphic" style:parent-style-name="standard">
      <style:graphic-properties draw:textarea-horizontal-align="justify" draw:textarea-vertical-align="middle" draw:auto-grow-height="false" fo:min-height="1.277cm" fo:min-width="3.812cm"/>
    </style:style>
    <style:style style:name="gr64" style:family="graphic" style:parent-style-name="standard">
      <style:graphic-properties draw:textarea-horizontal-align="justify" draw:textarea-vertical-align="middle" draw:auto-grow-height="false" fo:min-height="1.211cm" fo:min-width="2.993cm"/>
    </style:style>
    <style:style style:name="gr65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66" style:family="graphic" style:parent-style-name="standard">
      <style:graphic-properties draw:textarea-horizontal-align="justify" draw:textarea-vertical-align="middle" draw:auto-grow-height="false" fo:min-height="0.828cm" fo:min-width="4.799cm"/>
    </style:style>
    <style:style style:name="gr67" style:family="graphic" style:parent-style-name="standard">
      <style:graphic-properties draw:textarea-horizontal-align="justify" draw:textarea-vertical-align="middle" draw:auto-grow-height="false" fo:min-height="1.274cm" fo:min-width="4.517cm"/>
    </style:style>
    <style:style style:name="gr68" style:family="graphic" style:parent-style-name="standard">
      <style:graphic-properties draw:textarea-horizontal-align="justify" draw:textarea-vertical-align="middle" draw:auto-grow-height="false" fo:min-height="2.417cm" fo:min-width="6.104cm"/>
    </style:style>
    <style:style style:name="gr69" style:family="graphic" style:parent-style-name="standard">
      <style:graphic-properties draw:textarea-horizontal-align="justify" draw:textarea-vertical-align="middle" draw:auto-grow-height="false" fo:min-height="1.368cm" fo:min-width="2.734cm"/>
    </style:style>
    <style:style style:name="gr70" style:family="graphic" style:parent-style-name="standard">
      <style:graphic-properties draw:textarea-horizontal-align="justify" draw:textarea-vertical-align="middle" draw:auto-grow-height="false" fo:min-height="2.455cm" fo:min-width="3.264cm" fo:wrap-option="no-wrap"/>
    </style:style>
    <style:style style:name="gr71" style:family="graphic" style:parent-style-name="standard">
      <style:graphic-properties draw:textarea-horizontal-align="justify" draw:textarea-vertical-align="middle" draw:auto-grow-height="false" fo:min-height="0.576cm" fo:min-width="3.946cm"/>
    </style:style>
    <style:style style:name="gr72" style:family="graphic" style:parent-style-name="standard">
      <style:graphic-properties draw:textarea-horizontal-align="justify" draw:textarea-vertical-align="middle" draw:auto-grow-height="false" fo:min-height="2.417cm" fo:min-width="21.09cm"/>
    </style:style>
    <style:style style:name="gr73" style:family="graphic" style:parent-style-name="standard">
      <style:graphic-properties draw:textarea-horizontal-align="justify" draw:textarea-vertical-align="middle" draw:auto-grow-height="false" fo:min-height="2.671cm" fo:min-width="7.501cm"/>
    </style:style>
    <style:style style:name="gr74" style:family="graphic" style:parent-style-name="standard">
      <style:graphic-properties draw:textarea-horizontal-align="justify" draw:textarea-vertical-align="middle" draw:auto-grow-height="false" fo:min-height="10.291cm" fo:min-width="14.105cm"/>
    </style:style>
    <style:style style:name="gr75" style:family="graphic" style:parent-style-name="standard">
      <style:graphic-properties draw:textarea-horizontal-align="justify" draw:textarea-vertical-align="middle" draw:auto-grow-height="false" fo:min-height="3.814cm" fo:min-width="12.454cm"/>
    </style:style>
    <style:style style:name="gr76" style:family="graphic" style:parent-style-name="standard">
      <style:graphic-properties draw:textarea-horizontal-align="justify" draw:textarea-vertical-align="middle" draw:auto-grow-height="false" fo:min-height="1.817cm" fo:min-width="7.313cm"/>
    </style:style>
    <style:style style:name="gr77" style:family="graphic" style:parent-style-name="standard">
      <style:graphic-properties draw:textarea-horizontal-align="justify" draw:textarea-vertical-align="middle" draw:auto-grow-height="false" fo:min-height="1.995cm" fo:min-width="6.864cm"/>
    </style:style>
    <style:style style:name="gr78" style:family="graphic" style:parent-style-name="standard">
      <style:graphic-properties draw:textarea-horizontal-align="justify" draw:textarea-vertical-align="middle" draw:auto-grow-height="false" fo:min-height="0.782cm" fo:min-width="9.152cm"/>
    </style:style>
    <style:style style:name="gr79" style:family="graphic" style:parent-style-name="standard">
      <style:graphic-properties draw:textarea-horizontal-align="justify" draw:textarea-vertical-align="middle" draw:auto-grow-height="false" fo:min-height="0.893cm" fo:min-width="9.406cm"/>
    </style:style>
    <style:style style:name="gr80" style:family="graphic" style:parent-style-name="standard">
      <style:graphic-properties draw:textarea-horizontal-align="justify" draw:textarea-vertical-align="middle" draw:auto-grow-height="false" fo:min-height="1.147cm" fo:min-width="9.914cm"/>
    </style:style>
    <style:style style:name="gr81" style:family="graphic" style:parent-style-name="standard">
      <style:graphic-properties draw:textarea-horizontal-align="justify" draw:textarea-vertical-align="middle" draw:auto-grow-height="false" fo:min-height="1.338cm" fo:min-width="4.454cm"/>
    </style:style>
    <style:style style:name="gr82" style:family="graphic" style:parent-style-name="standard">
      <style:graphic-properties draw:textarea-horizontal-align="justify" draw:textarea-vertical-align="middle" draw:auto-grow-height="false" fo:min-height="2.29cm" fo:min-width="10.041cm"/>
    </style:style>
    <style:style style:name="gr83" style:family="graphic" style:parent-style-name="standard">
      <style:graphic-properties draw:textarea-horizontal-align="justify" draw:textarea-vertical-align="middle" draw:auto-grow-height="false" fo:min-height="4.068cm" fo:min-width="11.311cm"/>
    </style:style>
    <style:style style:name="gr84" style:family="graphic" style:parent-style-name="standard">
      <style:graphic-properties draw:textarea-horizontal-align="justify" draw:textarea-vertical-align="middle" draw:auto-grow-height="false" fo:min-height="1.457cm" fo:min-width="3.363cm"/>
    </style:style>
    <style:style style:name="gr85" style:family="graphic" style:parent-style-name="standard">
      <style:graphic-properties draw:textarea-horizontal-align="justify" draw:textarea-vertical-align="middle" draw:auto-grow-height="false" fo:min-height="1.726cm" fo:min-width="5.608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4.2cm"/>
    </style:style>
    <style:style style:name="gr87" style:family="graphic" style:parent-style-name="standard">
      <style:graphic-properties draw:textarea-horizontal-align="justify" draw:textarea-vertical-align="middle" draw:auto-grow-height="false" fo:min-height="1.402cm" fo:min-width="4.834cm"/>
    </style:style>
    <style:style style:name="gr88" style:family="graphic" style:parent-style-name="standard">
      <style:graphic-properties draw:textarea-horizontal-align="justify" draw:textarea-vertical-align="middle" draw:auto-grow-height="false" fo:min-height="2.036cm" fo:min-width="6.104cm"/>
    </style:style>
    <style:style style:name="gr89" style:family="graphic" style:parent-style-name="standard">
      <style:graphic-properties draw:textarea-horizontal-align="justify" draw:textarea-vertical-align="middle" draw:auto-grow-height="false" fo:min-height="1.655cm" fo:min-width="6.7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4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6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3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3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7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9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6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0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3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3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1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</draw:page>
      <draw:page draw:name="page2" draw:style-name="dp1" draw:master-page-name="Default">
        <draw:custom-shape draw:style-name="gr12" draw:text-style-name="P1" xml:id="id11" draw:id="id11" draw:layer="layout" svg:width="8.001cm" svg:height="2.794cm" svg:x="6.715cm" svg:y="1.254cm">
          <text:p text:style-name="P1">ZmqSubscribe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7.493cm" svg:height="4.318cm" svg:x="6.969cm" svg:y="5.445cm">
          <text:p text:style-name="P1">Event == </text:p>
          <text:p text:style-name="P1">QUALITY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15cm" svg:y1="4.048cm" svg:x2="10.716cm" svg:y2="5.445cm" draw:start-shape="id11" draw:start-glue-point="8" draw:end-shape="id12" draw:end-glue-point="4" svg:d="M10715 4048l1 1397" svg:viewBox="0 0 2 1398">
          <text:p/>
        </draw:connector>
        <draw:custom-shape draw:style-name="gr14" draw:text-style-name="P1" xml:id="id13" draw:id="id13" draw:layer="layout" svg:width="4.191cm" svg:height="1.778cm" svg:x="17.002cm" svg:y="6.71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462cm" svg:y1="7.604cm" svg:x2="17.002cm" svg:y2="7.604cm" draw:start-shape="id12" draw:start-glue-point="7" draw:end-shape="id13" draw:end-glue-point="6" svg:d="M14462 7604h2540" svg:viewBox="0 0 2541 1">
          <text:p/>
        </draw:connector>
        <draw:custom-shape draw:style-name="gr15" draw:text-style-name="P1" draw:layer="layout" svg:width="9.398cm" svg:height="3.175cm" svg:x="16.367cm" svg:y="-1.794cm">
          <text:p text:style-name="P1">Uses TangoConsts.EventName</text:p>
          <draw:enhanced-geometry svg:viewBox="0 0 21600 21600" draw:glue-points="10800 0 3160 3160 0 10800 3160 18440 10800 21600 18440 18440 21600 10800 18440 3160 ?f14 ?f15" draw:text-areas="3200 3200 18400 18400" draw:type="round-callout" draw:modifiers="-3778.10405362273 28509.8236775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" xml:id="id14" draw:id="id14" draw:layer="layout" svg:width="10.668cm" svg:height="2.794cm" svg:x="5.445cm" svg:y="11.541cm">
          <text:p text:style-name="P1">Deadlock prevention in case</text:p>
          <text:p text:style-name="P1">Subscription is done in a callback???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16cm" svg:y1="9.763cm" svg:x2="10.779cm" svg:y2="11.541cm" draw:start-shape="id12" draw:start-glue-point="6" draw:end-shape="id14" draw:end-glue-point="0" svg:d="M10716 9763l63 1778" svg:viewBox="0 0 64 1779">
          <text:p/>
        </draw:connector>
        <draw:custom-shape draw:style-name="gr17" draw:text-style-name="P1" draw:layer="layout" svg:width="12.446cm" svg:height="1.524cm" svg:x="19.923cm" svg:y="10.144cm">
          <text:p text:style-name="P1">Creates a thread in which connect_event</text:p>
          <text:p text:style-name="P1">Is executed</text:p>
          <draw:enhanced-geometry svg:viewBox="0 0 21600 21600" draw:text-areas="800 800 20800 20800" draw:type="round-rectangular-callout" draw:modifiers="-6375.70498915401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xml:id="id16" draw:id="id16" draw:layer="layout" svg:width="12.192cm" svg:height="2.794cm" svg:x="4.683cm" svg:y="19.288cm">
          <text:p text:style-name="P1">Acquire WriteLock(map_modification_lock)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11.43cm" svg:height="2.667cm" svg:x="5.064cm" svg:y="15.478cm">
          <text:p text:style-name="P1">Wrap this consumer with DelayedEvent</text:p>
          <draw:enhanced-geometry svg:viewBox="0 0 21600 21600" draw:type="rectangle" draw:enhanced-path="M 0 0 L 21600 0 21600 21600 0 21600 0 0 Z N"/>
        </draw:custom-shape>
        <draw:custom-shape draw:style-name="gr20" draw:text-style-name="P1" xml:id="id20" draw:id="id20" draw:layer="layout" svg:width="13.557cm" svg:height="1.524cm" svg:x="20.59cm" svg:y="14.462cm">
          <text:p text:style-name="P1">In destructor sends ZMQ_RELEASE_EVENT</text:p>
          <text:p text:style-name="P1">To ZmqMainThread</text:p>
          <draw:enhanced-geometry svg:viewBox="0 0 21600 21600" draw:text-areas="800 800 20800 20800" draw:type="round-rectangular-callout" draw:modifiers="-5851.65953680484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14.335cm" svg:x2="10.779cm" svg:y2="15.478cm" draw:start-shape="id14" draw:start-glue-point="2" draw:end-shape="id15" draw:end-glue-point="0" svg:d="M10779 14335v1143" svg:viewBox="0 0 1 1144">
          <text:p/>
        </draw:connector>
        <draw:connector draw:style-name="gr3" draw:text-style-name="P1" draw:layer="layout" draw:type="line" svg:x1="10.779cm" svg:y1="18.145cm" svg:x2="10.779cm" svg:y2="19.288cm" draw:start-shape="id15" draw:start-glue-point="2" draw:end-shape="id16" draw:end-glue-point="0" svg:d="M10779 18145v1143" svg:viewBox="0 0 1 1144">
          <text:p/>
        </draw:connector>
        <draw:custom-shape draw:style-name="gr21" draw:text-style-name="P1" xml:id="id17" draw:id="id17" draw:layer="layout" svg:width="5.715cm" svg:height="5.461cm" svg:x="7.985cm" svg:y="23.86cm">
          <text:p text:style-name="P1">connect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22.082cm" svg:x2="10.842cm" svg:y2="23.86cm" draw:start-shape="id16" draw:start-glue-point="2" draw:end-shape="id17" draw:end-glue-point="4" svg:d="M10779 22082l63 1778" svg:viewBox="0 0 64 1779">
          <text:p/>
        </draw:connector>
        <draw:custom-shape draw:style-name="gr22" draw:text-style-name="P1" xml:id="id18" draw:id="id18" draw:layer="layout" svg:width="3.937cm" svg:height="1.905cm" svg:x="1.508cm" svg:y="25.63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85cm" svg:y1="26.591cm" svg:x2="5.445cm" svg:y2="26.591cm" draw:start-shape="id17" draw:start-glue-point="5" draw:end-shape="id18" draw:end-glue-point="10" svg:d="M7985 26591h-2540" svg:viewBox="0 0 2541 1">
          <text:p/>
        </draw:connector>
        <draw:custom-shape draw:style-name="gr23" draw:text-style-name="P1" xml:id="id19" draw:id="id19" draw:layer="layout" svg:width="4.191cm" svg:height="1.667cm" svg:x="16.367cm" svg:y="25.76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7cm" svg:y1="26.591cm" svg:x2="16.367cm" svg:y2="26.599cm" draw:start-shape="id17" draw:start-glue-point="7" draw:end-shape="id19" draw:end-glue-point="6" svg:d="M13700 26591l2667 8" svg:viewBox="0 0 2668 9">
          <text:p/>
        </draw:connector>
        <draw:connector draw:style-name="gr24" draw:text-style-name="P1" draw:layer="layout" draw:type="curve" svg:x1="20.558cm" svg:y1="26.599cm" svg:x2="27.368cm" svg:y2="15.986cm" draw:start-shape="id19" draw:start-glue-point="10" draw:end-shape="id20" draw:end-glue-point="2" svg:d="M20558 26599c4540 0 6810-3537 6810-10613" svg:viewBox="0 0 6811 10614">
          <text:p/>
        </draw:connector>
      </draw:page>
      <draw:page draw:name="page3" draw:style-name="dp1" draw:master-page-name="Default">
        <draw:custom-shape draw:style-name="gr25" draw:text-style-name="P1" xml:id="id21" draw:id="id21" draw:layer="layout" svg:width="10.033cm" svg:height="2.794cm" svg:x="5.445cm" svg:y="1.254cm">
          <text:p text:style-name="P1">EventConsumer::connect_event</text:p>
          <text:p text:style-name="P1">(Event.cp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22" draw:id="id22" draw:layer="layout" svg:width="12.065cm" svg:height="3.175cm" svg:x="4.429cm" svg:y="6.334cm">
          <text:p text:style-name="P1">Check if INTERFACE_CHANGE</text:p>
          <text:p text:style-name="P1">Or PIPE and set bool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462cm" svg:y1="4.048cm" svg:x2="10.461cm" svg:y2="6.334cm" draw:start-shape="id21" draw:start-glue-point="8" draw:end-shape="id22" draw:end-glue-point="0" svg:d="M10462 4048l-1 2286" svg:viewBox="0 0 2 2287">
          <text:p/>
        </draw:connector>
        <draw:custom-shape draw:style-name="gr27" draw:text-style-name="P1" xml:id="id23" draw:id="id23" draw:layer="layout" svg:width="11.938cm" svg:height="3.429cm" svg:x="4.556cm" svg:y="10.525cm">
          <text:p text:style-name="P1">Create callback map key and </text:p>
          <text:p text:style-name="P1">device name from fqd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4.732cm" svg:height="3.429cm" svg:x="19.161cm" svg:y="6.842cm">
          <text:p text:style-name="P1">Uses non trivial code to build event URI. </text:p>
          <text:p text:style-name="P1">Invokes device.get_db_host, device.get_db_port.</text:p>
          <text:p text:style-name="P1">Inserts/removes no_db modifier</text:p>
          <text:p text:style-name="P1">Uses INTERFACE_CHANGE bool </text:p>
          <draw:enhanced-geometry svg:viewBox="0 0 21600 21600" draw:text-areas="800 800 20800 20800" draw:type="round-rectangular-callout" draw:modifiers="-3904.21502748931 37091.545189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461cm" svg:y1="9.509cm" svg:x2="10.525cm" svg:y2="10.525cm" draw:start-shape="id22" draw:start-glue-point="2" draw:end-shape="id23" draw:end-glue-point="0" svg:d="M10461 9509l64 1016" svg:viewBox="0 0 65 1017">
          <text:p/>
        </draw:connector>
        <draw:connector draw:style-name="gr3" draw:text-style-name="P1" draw:layer="layout" draw:type="line" svg:x1="10.525cm" svg:y1="13.954cm" svg:x2="10.525cm" svg:y2="15.224cm" draw:start-shape="id23" draw:start-glue-point="2" draw:end-shape="id24" draw:end-glue-point="0" svg:d="M10525 13954v1270" svg:viewBox="0 0 1 1271">
          <text:p/>
        </draw:connector>
        <draw:custom-shape draw:style-name="gr29" draw:text-style-name="P1" xml:id="id24" draw:id="id24" draw:layer="layout" svg:width="10.668cm" svg:height="2.921cm" svg:x="5.191cm" svg:y="15.224cm">
          <text:p text:style-name="P1">Set add_compatibility_info bool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58cm" svg:height="4.953cm" svg:x="20.177cm" svg:y="12.43cm">
          <text:p text:style-name="P1">True if</text:p>
          <text:p text:style-name="P1">ATTR_CONF_EVENT ||</text:p>
          <text:p text:style-name="P1">CHANGE_EVENT ||</text:p>
          <text:p text:style-name="P1">PERIODIC_EVENT ||</text:p>
          <text:p text:style-name="P1">ARCHIVE_EVENT ||</text:p>
          <text:p text:style-name="P1">USER_EVENT</text:p>
          <text:p text:style-name="P1"/>
          <draw:enhanced-geometry svg:viewBox="0 0 21600 21600" draw:text-areas="800 800 20800 20800" draw:type="round-rectangular-callout" draw:modifiers="-13157.1366088351 17061.1223253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" xml:id="id32" draw:id="id32" draw:layer="layout" svg:width="11.684cm" svg:height="3.175cm" svg:x="4.81cm" svg:y="20.685cm">
          <text:p text:style-name="P1">Execute admin.XXXChangeSubscription</text:p>
          <draw:enhanced-geometry svg:viewBox="0 0 21600 21600" draw:type="rectangle" draw:enhanced-path="M 0 0 L 21600 0 21600 21600 0 21600 0 0 Z N"/>
        </draw:custom-shape>
        <draw:custom-shape draw:style-name="gr32" draw:text-style-name="P1" xml:id="id25" draw:id="id25" draw:layer="layout" svg:width="8.128cm" svg:height="2.286cm" svg:x="20.59cm" svg:y="18.526cm">
          <text:p text:style-name="P1">XXXChangeSub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29" draw:id="id29" draw:layer="layout" svg:width="11.684cm" svg:height="2.159cm" svg:x="18.78cm" svg:y="24.114cm">
          <text:p text:style-name="P1">Has device* in device_channel_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4.654cm" svg:y1="20.812cm" svg:x2="24.641cm" svg:y2="22.209cm" draw:start-shape="id25" draw:start-glue-point="8" draw:end-shape="id26" draw:end-glue-point="0" svg:d="M24654 20812l-13 1397" svg:viewBox="0 0 14 1398">
          <text:p/>
        </draw:connector>
        <draw:custom-shape draw:style-name="gr34" draw:text-style-name="P1" xml:id="id31" draw:id="id31" draw:layer="layout" svg:width="7.62cm" svg:height="1.397cm" svg:x="22.082cm" svg:y="30.972cm">
          <text:p text:style-name="P1">Get admin_device</text:p>
          <draw:enhanced-geometry svg:viewBox="0 0 21600 21600" draw:type="rectangle" draw:enhanced-path="M 0 0 L 21600 0 21600 21600 0 21600 0 0 Z N"/>
        </draw:custom-shape>
        <draw:custom-shape draw:style-name="gr35" draw:text-style-name="P1" xml:id="id27" draw:id="id27" draw:layer="layout" svg:width="17.272cm" svg:height="2.413cm" svg:x="10.271cm" svg:y="27.94cm">
          <text:p text:style-name="P1">Has admin_device in channel_map via EventStr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28" draw:id="id28" draw:layer="layout" svg:width="4.572cm" svg:height="2.143cm" svg:x="3.921cm" svg:y="28.06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71cm" svg:y1="29.147cm" svg:x2="8.493cm" svg:y2="29.139cm" draw:start-shape="id27" draw:start-glue-point="5" draw:end-shape="id28" draw:end-glue-point="10" svg:d="M10271 29147l-1778-8" svg:viewBox="0 0 1779 9">
          <text:p/>
        </draw:connector>
        <draw:connector draw:style-name="gr3" draw:text-style-name="P1" draw:layer="layout" draw:type="line" svg:x1="18.78cm" svg:y1="25.194cm" svg:x2="18.907cm" svg:y2="27.94cm" draw:start-shape="id29" draw:start-glue-point="5" draw:end-shape="id27" draw:end-glue-point="4" svg:d="M18780 25194l127 2746" svg:viewBox="0 0 128 2747">
          <text:p/>
        </draw:connector>
        <draw:custom-shape draw:style-name="gr37" draw:text-style-name="P1" xml:id="id30" draw:id="id30" draw:layer="layout" svg:width="5.969cm" svg:height="1.651cm" svg:x="28.94cm" svg:y="28.432cm">
          <text:p text:style-name="P1">Create adm proxy</text:p>
          <text:p text:style-name="P1">Set allocat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464cm" svg:y1="25.194cm" svg:x2="31.924cm" svg:y2="28.432cm" draw:start-shape="id29" draw:start-glue-point="7" draw:end-shape="id30" draw:end-glue-point="0" svg:d="M30464 25194l1460 3238" svg:viewBox="0 0 1461 3239">
          <text:p/>
        </draw:connector>
        <draw:connector draw:style-name="gr3" draw:text-style-name="P1" draw:layer="layout" draw:type="curve" svg:x1="18.907cm" svg:y1="30.353cm" svg:x2="22.082cm" svg:y2="31.67cm" draw:start-shape="id27" draw:start-glue-point="6" draw:end-shape="id31" svg:d="M18907 30353c0 878 1058 1317 3175 1317" svg:viewBox="0 0 3176 1318">
          <text:p/>
        </draw:connector>
        <draw:connector draw:style-name="gr3" draw:text-style-name="P1" draw:layer="layout" draw:type="curve" svg:x1="31.924cm" svg:y1="30.083cm" svg:x2="29.702cm" svg:y2="31.67cm" draw:start-shape="id30" draw:start-glue-point="2" draw:end-shape="id31" svg:d="M31924 30083c0 1058-740 1587-2222 1587" svg:viewBox="0 0 2223 1588">
          <text:p/>
        </draw:connector>
        <draw:connector draw:style-name="gr24" draw:text-style-name="P1" draw:layer="layout" draw:type="lines" draw:line-skew="0.261cm" svg:x1="16.494cm" svg:y1="22.272cm" svg:x2="20.59cm" svg:y2="19.669cm" draw:start-shape="id32" draw:start-glue-point="1" draw:end-shape="id25" svg:d="M16494 22272h762l2833-2603h501" svg:viewBox="0 0 4097 2604">
          <text:p/>
        </draw:connector>
        <draw:connector draw:style-name="gr3" draw:text-style-name="P1" draw:layer="layout" draw:type="line" svg:x1="10.525cm" svg:y1="18.145cm" svg:x2="10.652cm" svg:y2="20.685cm" draw:start-shape="id24" draw:start-glue-point="2" draw:end-shape="id32" draw:end-glue-point="0" svg:d="M10525 18145l127 2540" svg:viewBox="0 0 128 2541">
          <text:p/>
        </draw:connector>
        <draw:custom-shape draw:style-name="gr38" draw:text-style-name="P1" xml:id="id33" draw:id="id33" draw:layer="layout" svg:width="10.287cm" svg:height="1.524cm" svg:x="20.812cm" svg:y="33.512cm">
          <text:p text:style-name="P1">Execute XXXChangeSubscrip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892cm" svg:y1="32.369cm" svg:x2="25.955cm" svg:y2="33.512cm" draw:start-shape="id31" draw:start-glue-point="2" draw:end-shape="id33" svg:d="M25892 32369l63 1143" svg:viewBox="0 0 64 1144">
          <text:p/>
        </draw:connector>
        <draw:custom-shape draw:style-name="gr39" draw:text-style-name="P1" draw:layer="layout" svg:width="8.382cm" svg:height="2.921cm" svg:x="32.242cm" svg:y="30.845cm">
          <text:p text:style-name="P1">If Zmq add DevVersion</text:p>
          <text:p text:style-name="P1">(IDL) and set zmq_used bool]</text:p>
          <text:p text:style-name="P1">Also resets exception flags</text:p>
          <draw:enhanced-geometry svg:viewBox="0 0 21600 21600" draw:text-areas="800 800 20800 20800" draw:type="round-rectangular-callout" draw:modifiers="-2558.6067040439 26671.0472279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34" draw:id="id34" draw:layer="layout" svg:width="14.351cm" svg:height="3.175cm" svg:x="18.78cm" svg:y="36.306cm">
          <text:p text:style-name="P1">If not get_from_env_var</text:p>
          <text:p text:style-name="P1">And FQDN prefix != env_var_fqdn_prefix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5.955cm" svg:y1="35.036cm" svg:x2="25.955cm" svg:y2="36.306cm" draw:start-shape="id33" draw:start-glue-point="2" draw:end-shape="id34" draw:end-glue-point="4" svg:d="M25955 35036v1270" svg:viewBox="0 0 1 1271">
          <text:p/>
        </draw:connector>
        <draw:custom-shape draw:style-name="gr41" draw:text-style-name="P1" xml:id="id35" draw:id="id35" draw:layer="layout" svg:width="5.08cm" svg:height="1.778cm" svg:x="35.163cm" svg:y="36.9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3.131cm" svg:y1="37.894cm" svg:x2="35.163cm" svg:y2="37.83cm" draw:start-shape="id34" draw:start-glue-point="7" draw:end-shape="id35" draw:end-glue-point="6" svg:d="M33131 37894l2032-64" svg:viewBox="0 0 2033 65">
          <text:p/>
        </draw:connector>
        <draw:custom-shape draw:style-name="gr42" draw:text-style-name="P1" xml:id="id36" draw:id="id36" draw:layer="layout" svg:width="4.699cm" svg:height="2.159cm" svg:x="11.414cm" svg:y="36.814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78cm" svg:y1="37.894cm" svg:x2="16.113cm" svg:y2="37.893cm" draw:start-shape="id34" draw:start-glue-point="5" draw:end-shape="id36" svg:d="M18780 37894l-2667-1" svg:viewBox="0 0 2668 2">
          <text:p/>
        </draw:connector>
        <draw:custom-shape draw:style-name="gr43" draw:text-style-name="P1" xml:id="id37" draw:id="id37" draw:layer="layout" svg:width="5.715cm" svg:height="2.032cm" svg:x="7.858cm" svg:y="25.13cm"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52cm" svg:y1="23.86cm" svg:x2="10.715cm" svg:y2="25.13cm" draw:start-shape="id32" draw:start-glue-point="2" draw:end-shape="id37" draw:end-glue-point="4" svg:d="M10652 23860l63 1270" svg:viewBox="0 0 64 1271">
          <text:p/>
        </draw:connector>
        <draw:custom-shape draw:style-name="gr44" draw:text-style-name="P1" xml:id="id26" draw:id="id26" draw:layer="layout" svg:width="7.858cm" svg:height="1.016cm" svg:x="20.712cm" svg:y="22.209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41cm" svg:y1="23.225cm" svg:x2="24.622cm" svg:y2="24.114cm" draw:start-shape="id26" draw:start-glue-point="2" draw:end-shape="id29" draw:end-glue-point="4" svg:d="M24641 23225l-19 889" svg:viewBox="0 0 20 890">
          <text:p/>
        </draw:connector>
      </draw:page>
      <draw:page draw:name="page4" draw:style-name="dp1" draw:master-page-name="Default">
        <draw:custom-shape draw:style-name="gr45" draw:text-style-name="P1" xml:id="id38" draw:id="id38" draw:layer="layout" svg:width="9.525cm" svg:height="2.286cm" svg:x="5.826cm" svg:y="0.365cm">
          <text:p text:style-name="P1">EventConsumer::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xml:id="id39" draw:id="id39" draw:layer="layout" svg:width="8.636cm" svg:height="4.064cm" svg:x="6.207cm" svg:y="4.556cm">
          <text:p text:style-name="P1">Extract data from response</text:p>
          <text:p text:style-name="P1">&amp;&amp; add_compatibility_in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89cm" svg:y1="2.651cm" svg:x2="10.525cm" svg:y2="4.556cm" draw:start-shape="id38" draw:start-glue-point="8" draw:end-shape="id39" draw:end-glue-point="4" svg:d="M10589 2651l-64 1905" svg:viewBox="0 0 65 1906">
          <text:p/>
        </draw:connector>
        <draw:custom-shape draw:style-name="gr47" draw:text-style-name="P1" xml:id="id40" draw:id="id40" draw:layer="layout" svg:width="7.366cm" svg:height="2.032cm" svg:x="18.526cm" svg:y="5.572cm">
          <text:p text:style-name="P1">Insert compatibility inf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43cm" svg:y1="6.588cm" svg:x2="18.526cm" svg:y2="6.588cm" draw:start-shape="id39" draw:start-glue-point="7" draw:end-shape="id40" draw:end-glue-point="3" svg:d="M14843 6588h3683" svg:viewBox="0 0 3684 1">
          <text:p/>
        </draw:connector>
        <draw:custom-shape draw:style-name="gr48" draw:text-style-name="P1" xml:id="id41" draw:id="id41" draw:layer="layout" svg:width="10.16cm" svg:height="2.667cm" svg:x="5.445cm" svg:y="11.414cm">
          <text:p text:style-name="P1">Initialize received from admin:</text:p>
          <text:p text:style-name="P1">Event channel name;</text:p>
          <text:p text:style-name="P1">Heartbeat channel 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8.62cm" svg:x2="10.525cm" svg:y2="11.414cm" draw:start-shape="id39" draw:start-glue-point="6" draw:end-shape="id41" draw:end-glue-point="0" svg:d="M10525 8620v2794" svg:viewBox="0 0 1 2795">
          <text:p/>
        </draw:connector>
        <draw:connector draw:style-name="gr3" draw:text-style-name="P1" draw:layer="layout" draw:type="curve" svg:x1="22.209cm" svg:y1="7.604cm" svg:x2="15.605cm" svg:y2="12.747cm" draw:start-shape="id40" draw:start-glue-point="2" draw:end-shape="id41" draw:end-glue-point="1" svg:d="M22209 7604c0 3429-2201 5143-6604 5143" svg:viewBox="0 0 6605 5144">
          <text:p/>
        </draw:connector>
        <draw:custom-shape draw:style-name="gr49" draw:text-style-name="P1" draw:layer="layout" svg:width="8.509cm" svg:height="2.397cm" svg:x="20.177cm" svg:y="0cm">
          <text:p text:style-name="P1">Also sets extract_ok bool</text:p>
          <draw:enhanced-geometry svg:viewBox="0 0 21600 21600" draw:text-areas="800 800 20800 20800" draw:type="round-rectangular-callout" draw:modifiers="-17990.6933019977 51486.9057547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xml:id="id42" draw:id="id42" draw:layer="layout" svg:width="9.78cm" svg:height="2.794cm" draw:transform="skewX (-0.0010471975511966) translate (5.568cm 16.113cm)">
          <text:p text:style-name="P1">Has this event in callback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25cm" svg:y1="14.081cm" svg:x2="10.458cm" svg:y2="16.113cm" draw:start-shape="id41" draw:start-glue-point="2" draw:end-shape="id42" draw:end-glue-point="4" svg:d="M10525 14081l-67 2032" svg:viewBox="0 0 68 2033">
          <text:p/>
        </draw:connector>
        <draw:connector draw:style-name="gr3" draw:text-style-name="P1" draw:layer="layout" draw:type="line" svg:x1="5.569cm" svg:y1="17.51cm" svg:x2="2.143cm" svg:y2="17.51cm" draw:start-shape="id42" draw:start-glue-point="5" draw:end-shape="id43" draw:end-glue-point="7" svg:d="M5569 17510h-3426" svg:viewBox="0 0 3427 1">
          <text:p/>
        </draw:connector>
        <draw:custom-shape draw:style-name="gr51" draw:text-style-name="P1" draw:layer="layout" svg:width="8.255cm" svg:height="1.651cm" svg:x="-5.858cm" svg:y="11.795cm">
          <text:p text:style-name="P1">add_compt_info == true</text:p>
          <draw:enhanced-geometry svg:viewBox="0 0 21600 21600" draw:text-areas="800 800 20800 20800" draw:type="round-rectangular-callout" draw:modifiers="25943.0232558139 73194.1888619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1" xml:id="id43" draw:id="id43" draw:layer="layout" svg:width="8.255cm" svg:height="3.556cm" svg:x="-6.112cm" svg:y="15.732cm">
          <text:p text:style-name="P1">Modify map key </text:p>
          <text:p text:style-name="P1">and search ag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-1.984cm" svg:y1="19.288cm" svg:x2="7.477cm" svg:y2="22.908cm" draw:start-shape="id43" draw:start-glue-point="6" draw:end-shape="id44" draw:end-glue-point="6" svg:d="M-1984 19288c0 2414 3153 3620 9461 3620" svg:viewBox="0 0 9462 3621">
          <text:p/>
        </draw:connector>
        <draw:connector draw:style-name="gr3" draw:text-style-name="P1" draw:layer="layout" draw:type="line" svg:x1="10.46cm" svg:y1="18.907cm" svg:x2="10.525cm" svg:y2="21.447cm" draw:start-shape="id42" draw:start-glue-point="6" draw:end-shape="id44" draw:end-glue-point="4" svg:d="M10460 18907l65 2540" svg:viewBox="0 0 66 2541">
          <text:p/>
        </draw:connector>
        <draw:custom-shape draw:style-name="gr53" draw:text-style-name="P1" xml:id="id44" draw:id="id44" draw:layer="layout" svg:width="6.096cm" svg:height="2.921cm" svg:x="7.477cm" svg:y="21.447cm">
          <text:p text:style-name="P1">add_new_callback</text:p>
          <text:p text:style-name="P1">Fire sync :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45" draw:id="id45" draw:layer="layout" svg:width="5.969cm" svg:height="2.54cm" svg:x="7.477cm" svg:y="26.4cm">
          <text:p text:style-name="P1">ZmqSpecifi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6.112cm" svg:y1="17.51cm" svg:x2="7.477cm" svg:y2="27.67cm" draw:start-shape="id43" draw:start-glue-point="5" draw:end-shape="id45" draw:end-glue-point="3" svg:d="M-6112 17510c-753 0-7547 10160 13589 10160" svg:viewBox="0 0 15221 10161">
          <text:p/>
        </draw:connector>
        <draw:custom-shape draw:style-name="gr55" draw:text-style-name="P1" xml:id="id46" draw:id="id46" draw:layer="layout" svg:width="7.874cm" svg:height="2.667cm" svg:x="6.461cm" svg:y="30.591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61cm" svg:y1="28.94cm" svg:x2="10.398cm" svg:y2="30.591cm" draw:start-shape="id45" draw:start-glue-point="2" draw:end-shape="id46" draw:end-glue-point="4" svg:d="M10461 28940l-63 1651" svg:viewBox="0 0 64 1652">
          <text:p/>
        </draw:connector>
      </draw:page>
      <draw:page draw:name="page5" draw:style-name="dp1" draw:master-page-name="Default">
        <draw:custom-shape draw:style-name="gr56" draw:text-style-name="P1" xml:id="id47" draw:id="id47" draw:layer="layout" svg:width="9.017cm" svg:height="2.54cm" svg:x="6.461cm" svg:y="0.365cm">
          <text:p text:style-name="P1">ZmqSpeci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48" draw:id="id48" draw:layer="layout" svg:width="9.398cm" svg:height="2.667cm" svg:x="6.261cm" svg:y="4.048cm">
          <text:p text:style-name="P1">Extract DeviceData:</text:p>
          <text:p text:style-name="P1">Endpoint (received from admin);</text:p>
          <text:p text:style-name="P1">Remote zmq version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2.905cm" svg:x2="10.96cm" svg:y2="4.048cm" draw:start-shape="id47" draw:start-glue-point="8" draw:end-shape="id48" draw:end-glue-point="0" svg:d="M10970 2905l-10 1143" svg:viewBox="0 0 11 1144">
          <text:p/>
        </draw:connector>
        <draw:custom-shape draw:style-name="gr58" draw:text-style-name="P1" xml:id="id49" draw:id="id49" draw:layer="layout" svg:width="7.874cm" svg:height="2.159cm" svg:x="7.023cm" svg:y="7.985cm">
          <text:p text:style-name="P1">Server lib ver &gt;= 8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6cm" svg:y1="6.715cm" svg:x2="10.96cm" svg:y2="7.985cm" draw:start-shape="id48" draw:start-glue-point="2" draw:end-shape="id49" svg:d="M10960 6715v1270" svg:viewBox="0 0 1 1271">
          <text:p/>
        </draw:connector>
        <draw:custom-shape draw:style-name="gr59" draw:text-style-name="P1" xml:id="id50" draw:id="id50" draw:layer="layout" svg:width="5.969cm" svg:height="1.524cm" svg:x="17.256cm" svg:y="8.339cm">
          <text:p text:style-name="P1">adm_name to 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97cm" svg:y1="9.065cm" svg:x2="17.256cm" svg:y2="9.101cm" draw:start-shape="id49" draw:start-glue-point="7" draw:end-shape="id50" draw:end-glue-point="3" svg:d="M14897 9065l2359 36" svg:viewBox="0 0 2360 37">
          <text:p/>
        </draw:connector>
        <draw:custom-shape draw:style-name="gr60" draw:text-style-name="P1" xml:id="id51" draw:id="id51" draw:layer="layout" svg:width="11.303cm" svg:height="2.794cm" svg:x="5.318cm" svg:y="12.049cm">
          <text:p text:style-name="P1">Remote zmq ver == 310 </text:p>
          <text:p text:style-name="P1">&amp;&amp; local zmq ver == 3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6cm" svg:y1="10.144cm" svg:x2="10.97cm" svg:y2="12.049cm" draw:start-shape="id49" draw:start-glue-point="6" draw:end-shape="id51" draw:end-glue-point="4" svg:d="M10960 10144l10 1905" svg:viewBox="0 0 11 1906">
          <text:p/>
        </draw:connector>
        <draw:connector draw:style-name="gr3" draw:text-style-name="P1" draw:layer="layout" draw:type="curve" svg:x1="20.24cm" svg:y1="9.863cm" svg:x2="10.97cm" svg:y2="12.049cm" draw:start-shape="id50" draw:start-glue-point="2" draw:end-shape="id51" draw:end-glue-point="4" svg:d="M20240 9863c0 1639-9270 547-9270 2186" svg:viewBox="0 0 9271 2187">
          <text:p/>
        </draw:connector>
        <draw:custom-shape draw:style-name="gr61" draw:text-style-name="P1" xml:id="id52" draw:id="id52" draw:layer="layout" svg:width="4.953cm" svg:height="2.286cm" svg:x="-2.937cm" svg:y="12.30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318cm" svg:y1="13.446cm" svg:x2="2.016cm" svg:y2="13.446cm" draw:start-shape="id51" draw:start-glue-point="5" draw:end-shape="id52" svg:d="M5318 13446h-3302" svg:viewBox="0 0 3303 1">
          <text:p/>
        </draw:connector>
        <draw:custom-shape draw:style-name="gr62" draw:text-style-name="P1" xml:id="id53" draw:id="id53" draw:layer="layout" svg:width="11.049cm" svg:height="2.413cm" svg:x="5.445cm" svg:y="16.748cm">
          <text:p text:style-name="P1">Endpoint has multicast pro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7cm" svg:y1="14.843cm" svg:x2="10.97cm" svg:y2="16.748cm" draw:start-shape="id51" draw:start-glue-point="6" draw:end-shape="id53" draw:end-glue-point="4" svg:d="M10970 14843v1905" svg:viewBox="0 0 1 1906">
          <text:p/>
        </draw:connector>
        <draw:custom-shape draw:style-name="gr63" draw:text-style-name="P1" xml:id="id54" draw:id="id54" draw:layer="layout" svg:width="6.096cm" svg:height="2.159cm" svg:x="7.858cm" svg:y="24.2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97cm" svg:y1="19.161cm" svg:x2="10.906cm" svg:y2="24.241cm" draw:start-shape="id53" draw:start-glue-point="6" draw:end-shape="id54" draw:end-glue-point="4" svg:d="M10970 19161l-64 5080" svg:viewBox="0 0 65 5081">
          <text:p/>
        </draw:connector>
        <draw:custom-shape draw:style-name="gr64" draw:text-style-name="P1" xml:id="id55" draw:id="id55" draw:layer="layout" svg:width="6.985cm" svg:height="2.921cm" svg:x="18.272cm" svg:y="16.494cm">
          <text:p text:style-name="P1">Local zmq &gt;= 3.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6.494cm" svg:y1="17.955cm" svg:x2="18.272cm" svg:y2="17.955cm" draw:start-shape="id53" draw:start-glue-point="7" draw:end-shape="id55" draw:end-glue-point="5" svg:d="M16494 17955h1778" svg:viewBox="0 0 1779 1">
          <text:p/>
        </draw:connector>
        <draw:custom-shape draw:style-name="gr65" draw:text-style-name="P1" xml:id="id56" draw:id="id56" draw:layer="layout" svg:width="5.207cm" svg:height="2.032cm" svg:x="19.161cm" svg:y="13.06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765cm" svg:y1="16.494cm" svg:x2="21.765cm" svg:y2="15.097cm" draw:start-shape="id55" draw:start-glue-point="4" draw:end-shape="id56" draw:end-glue-point="8" svg:d="M21765 16494v-1397" svg:viewBox="0 0 1 1398">
          <text:p/>
        </draw:connector>
        <draw:connector draw:style-name="gr3" draw:text-style-name="P1" draw:layer="layout" draw:type="curve" svg:x1="25.257cm" svg:y1="17.955cm" svg:x2="10.906cm" svg:y2="24.241cm" draw:start-shape="id55" draw:start-glue-point="7" draw:end-shape="id54" draw:end-glue-point="4" svg:d="M25257 17955c751 0 627 1937-3149 2604s-11202 63-11202 3682" svg:viewBox="0 0 14717 6287">
          <text:p/>
        </draw:connector>
      </draw:page>
      <draw:page draw:name="page6" draw:style-name="dp1" draw:master-page-name="Default">
        <draw:custom-shape draw:style-name="gr66" draw:text-style-name="P1" xml:id="id57" draw:id="id57" draw:layer="layout" svg:width="7.493cm" svg:height="1.524cm" svg:x="6.842cm" svg:y="-2.429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xml:id="id58" draw:id="id58" draw:layer="layout" svg:width="10.033cm" svg:height="3.048cm" svg:x="5.572cm" svg:y="0.746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89cm" svg:y1="-0.905cm" svg:x2="10.589cm" svg:y2="0.746cm" draw:start-shape="id57" draw:start-glue-point="8" draw:end-shape="id58" draw:end-glue-point="4" svg:d="M10589-905v1651" svg:viewBox="0 0 1 1652">
          <text:p/>
        </draw:connector>
        <draw:custom-shape draw:style-name="gr68" draw:text-style-name="P1" xml:id="id59" draw:id="id59" draw:layer="layout" svg:width="6.604cm" svg:height="2.667cm" svg:x="-4.715cm" svg:y="1cm">
          <text:p text:style-name="P1">Try 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572cm" svg:y1="2.27cm" svg:x2="1.889cm" svg:y2="2.333cm" draw:start-shape="id58" draw:start-glue-point="5" draw:end-shape="id59" svg:d="M5572 2270l-3683 63" svg:viewBox="0 0 3684 64">
          <text:p/>
        </draw:connector>
        <draw:custom-shape draw:style-name="gr67" draw:text-style-name="P1" xml:id="id60" draw:id="id60" draw:layer="layout" svg:width="10.033cm" svg:height="3.048cm" svg:x="-6.366cm" svg:y="5.318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.413cm" svg:y1="3.667cm" svg:x2="-1.349cm" svg:y2="5.318cm" draw:start-shape="id59" draw:start-glue-point="2" draw:end-shape="id60" draw:end-glue-point="4" svg:d="M-1413 3667l64 1651" svg:viewBox="0 0 65 1652">
          <text:p/>
        </draw:connector>
        <draw:custom-shape draw:style-name="gr69" draw:text-style-name="P1" xml:id="id61" draw:id="id61" draw:layer="layout" svg:width="4.572cm" svg:height="2.286cm" svg:x="-13.986cm" svg:y="5.699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-6.366cm" svg:y1="6.842cm" svg:x2="-9.414cm" svg:y2="6.842cm" draw:start-shape="id60" draw:start-glue-point="5" draw:end-shape="id61" draw:end-glue-point="10" svg:d="M-6366 6842h-3048" svg:viewBox="0 0 3049 1">
          <text:p/>
        </draw:connector>
        <draw:custom-shape draw:style-name="gr70" draw:text-style-name="P1" draw:layer="layout" svg:width="4.064cm" svg:height="2.921cm" svg:x="-11.7cm" svg:y="-0.905cm">
          <text:p text:style-name="P1">Deallocates </text:p>
          <text:p text:style-name="P1">adm_device</text:p>
          <draw:enhanced-geometry svg:viewBox="0 0 21600 21600" draw:text-areas="800 800 20800 20800" draw:type="round-rectangular-callout" draw:modifiers="19246.0516605166 33294.4558521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4" draw:text-style-name="P1" draw:layer="layout" draw:type="lines" draw:line-skew="-0.642cm" svg:x1="-4.715cm" svg:y1="2.333cm" svg:x2="-10.083cm" svg:y2="6.033cm" draw:start-shape="id59" draw:start-glue-point="3" draw:end-shape="id61" draw:end-glue-point="11" svg:d="M-4715 2333h-1143l-4225 2865v835" svg:viewBox="0 0 5369 3701">
          <text:p/>
        </draw:connector>
        <draw:custom-shape draw:style-name="gr71" draw:text-style-name="P1" xml:id="id62" draw:id="id62" draw:layer="layout" svg:width="8.89cm" svg:height="1.651cm" svg:x="-5.858cm" svg:y="10.779cm">
          <text:p text:style-name="P1">evt_it not found*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.349cm" svg:y1="8.366cm" svg:x2="-1.413cm" svg:y2="10.779cm" draw:start-shape="id60" draw:start-glue-point="6" draw:end-shape="id62" draw:end-glue-point="4" svg:d="M-1349 8366l-64 2413" svg:viewBox="0 0 65 2414">
          <text:p/>
        </draw:connector>
        <draw:custom-shape draw:style-name="gr72" draw:text-style-name="P1" xml:id="id63" draw:id="id63" draw:layer="layout" svg:width="21.59cm" svg:height="2.667cm" svg:x="-12.208cm" svg:y="14.208cm">
          <text:p text:style-name="P1">Search again;</text:p>
          <text:p text:style-name="P1">Set last_subscribed to now</text:p>
          <text:p text:style-name="P1">Set endpoints number;</text:p>
          <text:p text:style-name="P1">Checks if it is new entry in channel map → set adm_device: delete adm_dev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-1.413cm" svg:y1="12.43cm" svg:x2="-1.413cm" svg:y2="14.208cm" draw:start-shape="id62" draw:start-glue-point="6" draw:end-shape="id63" draw:end-glue-point="0" svg:d="M-1413 12430v1778" svg:viewBox="0 0 1 1779">
          <text:p/>
        </draw:connector>
        <draw:custom-shape draw:style-name="gr73" draw:text-style-name="P1" xml:id="id64" draw:id="id64" draw:layer="layout" svg:width="8.001cm" svg:height="2.921cm" svg:x="20.558cm" svg:y="0.746cm">
          <text:p text:style-name="P1">Find evt_it;</text:p>
          <text:p text:style-name="P1">Set valid endpoints n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605cm" svg:y1="2.27cm" svg:x2="20.558cm" svg:y2="2.206cm" draw:start-shape="id58" draw:start-glue-point="7" draw:end-shape="id64" draw:end-glue-point="3" svg:d="M15605 2270l4953-64" svg:viewBox="0 0 4954 65">
          <text:p/>
        </draw:connector>
        <draw:custom-shape draw:style-name="gr74" draw:text-style-name="P1" xml:id="id65" draw:id="id65" draw:layer="layout" svg:width="14.605cm" svg:height="10.541cm" svg:x="3.286cm" svg:y="18.399cm">
          <text:p text:style-name="P1">Create new event callback:</text:p>
          <text:p text:style-name="P1">Set device proxy</text:p>
          <text:p text:style-name="P1">obj_name_lower</text:p>
          <text:p text:style-name="P1">event_name</text:p>
          <text:p text:style-name="P1">channel_name</text:p>
          <text:p text:style-name="P1">alias_used</text:p>
          <text:p text:style-name="P1">client_attribute_name</text:p>
          <text:p text:style-name="P1">Fqdn event name = device_name + event_name</text:p>
          <text:p text:style-name="P1">If dd_extract_nok device_idl = 0</text:p>
          <text:p text:style-name="P1">Ctr = 0</text:p>
          <text:p text:style-name="P1">discarded_event = false</text:p>
          <text:p text:style-name="P1">If zmq_used → set end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1.413cm" svg:y1="16.875cm" svg:x2="3.286cm" svg:y2="23.669cm" draw:start-shape="id63" draw:start-glue-point="2" draw:end-shape="id65" draw:end-glue-point="3" svg:d="M-1413 16875c0 4530 1566 6794 4699 6794" svg:viewBox="0 0 4700 6795">
          <text:p/>
        </draw:connector>
        <draw:connector draw:style-name="gr3" draw:text-style-name="P1" draw:layer="layout" draw:type="curve" svg:x1="24.558cm" svg:y1="3.667cm" svg:x2="17.891cm" svg:y2="23.669cm" draw:start-shape="id64" draw:start-glue-point="2" draw:end-shape="id65" draw:end-glue-point="1" svg:d="M24558 3667c0 13335-2222 20002-6667 20002" svg:viewBox="0 0 6668 20003">
          <text:p/>
        </draw:connector>
        <draw:custom-shape draw:style-name="gr75" draw:text-style-name="P1" xml:id="id66" draw:id="id66" draw:layer="layout" svg:width="12.954cm" svg:height="4.064cm" svg:x="4.048cm" svg:y="30.337cm">
          <text:p text:style-name="P1">Create EventSubscriberStruct:</text:p>
          <text:p text:style-name="P1">Set callback</text:p>
          <text:p text:style-name="P1">Set event queu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88cm" svg:y1="28.94cm" svg:x2="10.525cm" svg:y2="30.337cm" draw:start-shape="id65" draw:start-glue-point="2" draw:end-shape="id66" draw:end-glue-point="0" svg:d="M10588 28940l-63 1397" svg:viewBox="0 0 64 1398">
          <text:p/>
        </draw:connector>
        <draw:custom-shape draw:style-name="gr76" draw:text-style-name="P1" xml:id="id67" draw:id="id67" draw:layer="layout" svg:width="11.049cm" svg:height="2.921cm" svg:x="4.937cm" svg:y="35.925cm">
          <text:p text:style-name="P1">connect_event_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25cm" svg:y1="34.401cm" svg:x2="10.462cm" svg:y2="35.925cm" draw:start-shape="id66" draw:start-glue-point="2" draw:end-shape="id67" draw:end-glue-point="4" svg:d="M10525 34401l-63 1524" svg:viewBox="0 0 64 1525">
          <text:p/>
        </draw:connector>
      </draw:page>
      <draw:page draw:name="page7" draw:style-name="dp1" draw:master-page-name="Default">
        <draw:custom-shape draw:style-name="gr77" draw:text-style-name="P1" xml:id="id68" draw:id="id68" draw:layer="layout" svg:width="10.414cm" svg:height="3.175cm" svg:x="5.826cm" svg:y="-5.35cm">
          <text:p text:style-name="P1">connect_event_system</text:p>
          <text:p text:style-name="P1">Zmq vs Noti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69" draw:id="id69" draw:layer="layout" svg:width="9.652cm" svg:height="1.032cm" svg:x="6.207cm" svg:y="-1.032cm">
          <text:p text:style-name="P1">Build full_event_name (again !!!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-2.175cm" svg:x2="11.033cm" svg:y2="-1.032cm" draw:start-shape="id68" draw:start-glue-point="8" draw:end-shape="id69" draw:end-glue-point="0" svg:d="M11033-2175v1143" svg:viewBox="0 0 1 1144">
          <text:p/>
        </draw:connector>
        <draw:custom-shape draw:style-name="gr79" draw:text-style-name="P1" xml:id="id70" draw:id="id70" draw:layer="layout" svg:width="9.906cm" svg:height="1.143cm" svg:x="6.08cm" svg:y="1.381cm">
          <text:p text:style-name="P1">Extract data from admin (again !!!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0cm" svg:x2="11.033cm" svg:y2="1.381cm" draw:start-shape="id69" draw:start-glue-point="2" draw:end-shape="id70" draw:end-glue-point="0" svg:d="M11033 0v1381" svg:viewBox="0 0 1 1382">
          <text:p/>
        </draw:connector>
        <draw:custom-shape draw:style-name="gr80" draw:text-style-name="P1" xml:id="id71" draw:id="id71" draw:layer="layout" svg:width="10.414cm" svg:height="1.397cm" svg:x="5.826cm" svg:y="4.048cm">
          <text:p text:style-name="P1">Try to connect to inproc ZMQ_REQ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2.524cm" svg:x2="11.033cm" svg:y2="4.048cm" draw:start-shape="id70" draw:start-glue-point="2" draw:end-shape="id71" draw:end-glue-point="0" svg:d="M11033 2524v1524" svg:viewBox="0 0 1 1525">
          <text:p/>
        </draw:connector>
        <draw:custom-shape draw:style-name="gr81" draw:text-style-name="P1" xml:id="id72" draw:id="id72" draw:layer="layout" svg:width="9.906cm" svg:height="3.175cm" svg:x="6.08cm" svg:y="6.969cm">
          <text:p text:style-name="P1">Endpoint has mcast protoc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5.445cm" svg:x2="11.033cm" svg:y2="6.969cm" draw:start-shape="id71" draw:start-glue-point="2" draw:end-shape="id72" draw:end-glue-point="4" svg:d="M11033 5445v1524" svg:viewBox="0 0 1 1525">
          <text:p/>
        </draw:connector>
        <draw:custom-shape draw:style-name="gr82" draw:text-style-name="P1" xml:id="id73" draw:id="id73" draw:layer="layout" svg:width="10.541cm" svg:height="2.54cm" svg:x="18.907cm" svg:y="7.35cm">
          <text:p text:style-name="P1">Set mcat_transport bool;</text:p>
          <text:p text:style-name="P1">Loop through ip (v4)</text:p>
          <text:p text:style-name="P1">Insert into endpoint someth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86cm" svg:y1="8.557cm" svg:x2="18.907cm" svg:y2="8.62cm" draw:start-shape="id72" draw:start-glue-point="7" draw:end-shape="id73" draw:end-glue-point="3" svg:d="M15986 8557l2921 63" svg:viewBox="0 0 2922 64">
          <text:p/>
        </draw:connector>
        <draw:custom-shape draw:style-name="gr83" draw:text-style-name="P1" xml:id="id74" draw:id="id74" draw:layer="layout" svg:width="11.811cm" svg:height="4.318cm" svg:x="5.191cm" svg:y="12.176cm">
          <text:p text:style-name="P1">Send: </text:p>
          <text:p text:style-name="P1">Endpoint;</text:p>
          <text:p text:style-name="P1">full_event_name[recieved_from_admin];</text:p>
          <text:p text:style-name="P1">Hwm</text:p>
          <text:p text:style-name="P1">If mcast → rate&amp;iv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10.144cm" svg:x2="11.096cm" svg:y2="12.176cm" draw:start-shape="id72" draw:start-glue-point="6" draw:end-shape="id74" draw:end-glue-point="0" svg:d="M11033 10144l63 2032" svg:viewBox="0 0 64 2033">
          <text:p/>
        </draw:connector>
        <draw:custom-shape draw:style-name="gr71" draw:text-style-name="P1" xml:id="id75" draw:id="id75" draw:layer="layout" svg:width="8.89cm" svg:height="1.651cm" svg:x="6.588cm" svg:y="18.907cm">
          <text:p text:style-name="P1">Response is an 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4" draw:text-style-name="P1" xml:id="id77" draw:id="id77" draw:layer="layout" svg:width="5.461cm" svg:height="2.413cm" svg:x="18.399cm" svg:y="18.52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76" draw:id="id76" draw:layer="layout" svg:width="5.461cm" svg:height="2.413cm" svg:x="-1.921cm" svg:y="18.5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096cm" svg:y1="16.494cm" svg:x2="11.033cm" svg:y2="18.907cm" draw:start-shape="id74" draw:start-glue-point="2" draw:end-shape="id75" draw:end-glue-point="4" svg:d="M11096 16494l-63 2413" svg:viewBox="0 0 64 2414">
          <text:p/>
        </draw:connector>
        <draw:connector draw:style-name="gr3" draw:text-style-name="P1" draw:layer="layout" draw:type="line" svg:x1="6.588cm" svg:y1="19.733cm" svg:x2="3.54cm" svg:y2="19.733cm" draw:start-shape="id75" draw:start-glue-point="5" draw:end-shape="id76" draw:end-glue-point="10" svg:d="M6588 19733h-3048" svg:viewBox="0 0 3049 1">
          <text:p/>
        </draw:connector>
        <draw:connector draw:style-name="gr3" draw:text-style-name="P1" draw:layer="layout" draw:type="line" svg:x1="15.478cm" svg:y1="19.733cm" svg:x2="18.399cm" svg:y2="19.733cm" draw:start-shape="id75" draw:start-glue-point="7" draw:end-shape="id77" draw:end-glue-point="6" svg:d="M15478 19733h2921" svg:viewBox="0 0 2922 1">
          <text:p/>
        </draw:connector>
      </draw:page>
      <draw:page draw:name="page8" draw:style-name="dp1" draw:master-page-name="Default">
        <draw:custom-shape draw:style-name="gr85" draw:text-style-name="P1" xml:id="id78" draw:id="id78" draw:layer="layout" svg:width="8.636cm" svg:height="2.794cm" svg:x="6.461cm" svg:y="-3.572cm">
          <text:p text:style-name="P1">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xml:id="id79" draw:id="id79" draw:layer="layout" svg:width="9.398cm" svg:height="2.54cm" svg:x="6.08cm" svg:y="1.127cm">
          <text:p text:style-name="P1">!inter_event &amp;&amp; !pipe_even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" svg:x1="10.779cm" svg:y1="-0.778cm" svg:x2="10.779cm" svg:y2="1.127cm" draw:start-shape="id78" draw:start-glue-point="8" draw:end-shape="id79" draw:end-glue-point="4" svg:d="M10779-778v1905" svg:viewBox="0 0 1 1906">
          <text:p/>
        </draw:connector>
        <draw:custom-shape draw:style-name="gr87" draw:text-style-name="P1" xml:id="id81" draw:id="id81" draw:layer="layout" svg:width="10.668cm" svg:height="3.302cm" svg:x="18.145cm" svg:y="0.746cm">
          <text:p text:style-name="P1">Check root attr registry has attr</text:p>
          <text:p text:style-name="P1">(device_name + obj_nam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" xml:id="id80" draw:id="id80" draw:layer="layout" svg:width="6.604cm" svg:height="2.286cm" svg:x="7.477cm" svg:y="7.477cm">
          <text:p text:style-name="P1">Not forward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79cm" svg:y1="3.667cm" svg:x2="10.779cm" svg:y2="7.477cm" draw:start-shape="id79" draw:start-glue-point="6" draw:end-shape="id80" draw:end-glue-point="0" svg:d="M10779 3667v3810" svg:viewBox="0 0 1 3811">
          <text:p/>
        </draw:connector>
        <draw:connector draw:style-name="gr3" draw:text-style-name="P1" draw:layer="layout" draw:type="line" svg:x1="15.478cm" svg:y1="2.397cm" svg:x2="18.145cm" svg:y2="2.397cm" draw:start-shape="id79" draw:start-glue-point="7" draw:end-shape="id81" draw:end-glue-point="5" svg:d="M15478 2397h2667" svg:viewBox="0 0 2668 1">
          <text:p/>
        </draw:connector>
        <draw:connector draw:style-name="gr3" draw:text-style-name="P1" draw:layer="layout" draw:type="curve" svg:x1="23.479cm" svg:y1="4.048cm" svg:x2="14.081cm" svg:y2="8.62cm" draw:start-shape="id81" draw:start-glue-point="6" draw:end-shape="id80" draw:end-glue-point="1" svg:d="M23479 4048c0 3048-3132 4572-9398 4572" svg:viewBox="0 0 9399 4573">
          <text:p/>
        </draw:connector>
        <draw:custom-shape draw:style-name="gr89" draw:text-style-name="P1" draw:layer="layout" svg:width="7.239cm" svg:height="1.905cm" svg:x="31.861cm" svg:y="1.2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8-01T11:09:49.307726190</dc:date>
    <dc:creator>Igor Khokhriakov</dc:creator>
    <meta:editing-duration>PT1H25M50S</meta:editing-duration>
    <meta:editing-cycles>12</meta:editing-cycles>
    <meta:generator>LibreOffice/4.3.3.2$Linux_X86_64 LibreOffice_project/430m0$Build-2</meta:generator>
    <meta:document-statistic meta:object-count="175"/>
  </office:meta>
</office:document-meta>
</file>